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79ce0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79ce0" style:font-weight-asian="bold"/>
    </style:style>
    <style:style style:name="P3" style:family="paragraph" style:parent-style-name="Standard">
      <style:text-properties officeooo:paragraph-rsid="00079ce0"/>
    </style:style>
    <style:style style:name="P4" style:family="paragraph" style:parent-style-name="Standard">
      <style:paragraph-properties fo:margin-top="0cm" fo:margin-bottom="0cm" loext:contextual-spacing="false" fo:line-height="100%">
        <style:tab-stops>
          <style:tab-stop style:position="8.25cm" style:type="center"/>
          <style:tab-stop style:position="10.894cm"/>
        </style:tab-stops>
      </style:paragraph-properties>
      <style:text-properties officeooo:paragraph-rsid="00079ce0"/>
    </style:style>
    <style:style style:name="P5" style:family="paragraph" style:parent-style-name="Standard">
      <style:paragraph-properties fo:margin-left="0cm" fo:margin-right="-0.199cm" fo:text-indent="8.251cm" style:auto-text-indent="false"/>
      <style:text-properties officeooo:paragraph-rsid="00079ce0"/>
    </style:style>
    <style:style style:name="P6" style:family="paragraph" style:parent-style-name="Standard">
      <style:paragraph-properties fo:margin-left="0cm" fo:margin-right="-0.199cm" fo:text-indent="8.251cm" style:auto-text-indent="false"/>
      <style:text-properties officeooo:rsid="00079ce0" officeooo:paragraph-rsid="00079ce0"/>
    </style:style>
    <style:style style:name="P7" style:family="paragraph" style:parent-style-name="Standard">
      <style:paragraph-properties fo:margin-left="0cm" fo:margin-right="0cm" fo:text-indent="8.251cm" style:auto-text-indent="false"/>
      <style:text-properties officeooo:paragraph-rsid="00079ce0"/>
    </style:style>
    <style:style style:name="P8" style:family="paragraph" style:parent-style-name="Standard">
      <style:paragraph-properties fo:break-before="page"/>
      <style:text-properties officeooo:paragraph-rsid="00079ce0"/>
    </style:style>
    <style:style style:name="P9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font-weight="bold" officeooo:paragraph-rsid="00079ce0" style:font-weight-asian="bold"/>
    </style:style>
    <style:style style:name="P10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weight="bold" officeooo:paragraph-rsid="00079ce0" style:font-weight-asian="bold"/>
    </style:style>
    <style:style style:name="P11" style:family="paragraph" style:parent-style-name="Standard">
      <style:paragraph-properties fo:text-align="center" style:justify-single-word="false"/>
      <style:text-properties fo:font-weight="bold" officeooo:paragraph-rsid="00079ce0" style:font-weight-asian="bold"/>
    </style:style>
    <style:style style:name="T1" style:family="text">
      <style:text-properties fo:color="#000000"/>
    </style:style>
    <style:style style:name="T2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ИСТЕРСТВО ЦИФРОВОГО РАЗВИТИЯ СВЯЗИ И МАССОВЫХ КОММУНИКАЦИЙ</text:p>
      <text:p text:style-name="P10">Ордена Трудового Красного Знамени</text:p>
      <text:p text:style-name="P10">Федеральное государственное бюджетное образовательное учреждение высшего образования</text:p>
      <text:p text:style-name="P10">«Московский технический университет связи и информатики»</text:p>
      <text:p text:style-name="P1"/>
      <text:p text:style-name="P1">Кафедра «<text:span text:style-name="T1">Системное программирование</text:span>»</text:p>
      <text:p text:style-name="P3"/>
      <text:p text:style-name="P1"/>
      <text:p text:style-name="P2"/>
      <text:p text:style-name="P2">Отчет по практической работе №3 </text:p>
      <text:p text:style-name="P1">по дисциплине «Введение в информационные технологии» на тему:</text:p>
      <text:p text:style-name="P4"><text:tab/>Создание <text:span text:style-name="T2">HTML</text:span>-страницы и связь с <text:span text:style-name="T2">SQL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Выполнил:</text:p>
      <text:p text:style-name="P5">студент группы БВТ2105</text:p>
      <text:p text:style-name="P6">Гришнёв Михаил</text:p>
      <text:p text:style-name="P7">Проверил:</text:p>
      <text:p text:style-name="P7">Мкртчян Грач Маратович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Москва </text:p>
      <text:p text:style-name="P1">2021</text:p>
      <text:p text:style-name="P1"/>
      <text:p text:style-name="P1"/>
      <text:p text:style-name="P1"/>
      <text:p text:style-name="P1"/>
      <text:p text:style-name="P1"/>
      <text:p text:style-name="P8">Цель работы:</text:p>
      <text:p text:style-name="P3"/>
      <text:p text:style-name="P3">Создать <text:span text:style-name="T2">HTML</text:span>-страницу с использованием <text:span text:style-name="T2">Flask</text:span>, связать ее с базой данных.</text:p>
      <text:p text:style-name="P3"/>
      <text:p text:style-name="P3">Задание:</text:p>
      <text:p text:style-name="P3"/>
      <text:p text:style-name="P3">1) Создать HTML-страницу с использованием Flask, используя данные методические материалы.</text:p>
      <text:p text:style-name="P3">2) Связать с базой данных пользователей.<text:line-break/>3) Выложить этот файл на <text:span text:style-name="T2">Github</text:span>.<text:line-break/></text:p>
      <text:p text:style-name="P3"/>
      <text:p text:style-name="P3">Вывод:</text:p>
      <text:p text:style-name="P3"/>
      <text:p text:style-name="P1">В ходе выполненной работы я создал собственный сайт, в который можно добавлять новых пользователей в базу данных пользователей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8:11:02.032009035</meta:creation-date>
    <dc:date>2021-12-10T18:18:30.463849933</dc:date>
    <meta:editing-duration>PT2M5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2" meta:word-count="112" meta:character-count="876" meta:non-whitespace-character-count="782"/>
  </office:meta>
</office:document-meta>
</file>